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b45" officeooo:paragraph-rsid="00102b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loco 2</text:h>
      <text:p text:style-name="P1">Dia 2.1</text:p>
      <text:p text:style-name="P1">Git e GitHub: o que é e para que serv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2T14:24:51.166056257</meta:creation-date>
    <dc:date>2021-10-22T14:25:52.597620509</dc:date>
    <meta:editing-duration>PT1M2S</meta:editing-duration>
    <meta:editing-cycles>1</meta:editing-cycles>
    <meta:document-statistic meta:table-count="0" meta:image-count="0" meta:object-count="0" meta:page-count="1" meta:paragraph-count="3" meta:word-count="14" meta:character-count="52" meta:non-whitespace-character-count="41"/>
    <meta:generator>LibreOffice/7.2.2.2$Linux_X86_64 LibreOffice_project/02b2acce88a210515b4a5bb2e46cbfb63fe97d56</meta:generator>
  </office:meta>
</office:document-meta>
</file>